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35"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3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9" style:family="paragraph" style:parent-style-name="Standard">
      <style:text-properties officeooo:rsid="00114883" officeooo:paragraph-rsid="00114883"/>
    </style:style>
    <style:style style:name="P440" style:family="paragraph" style:parent-style-name="Standard">
      <style:paragraph-properties fo:text-align="start" style:justify-single-word="false"/>
      <style:text-properties officeooo:rsid="00114a78" officeooo:paragraph-rsid="00114a78"/>
    </style:style>
    <style:style style:name="P441" style:family="paragraph" style:parent-style-name="Standard">
      <style:paragraph-properties fo:text-align="start" style:justify-single-word="false"/>
      <style:text-properties officeooo:paragraph-rsid="0012d949"/>
    </style:style>
    <style:style style:name="P442" style:family="paragraph" style:parent-style-name="Standard">
      <style:paragraph-properties fo:text-align="start" style:justify-single-word="false"/>
      <style:text-properties officeooo:rsid="0012d949" officeooo:paragraph-rsid="0012d949"/>
    </style:style>
    <style:style style:name="P443" style:family="paragraph" style:parent-style-name="Standard">
      <style:paragraph-properties fo:text-align="start" style:justify-single-word="false"/>
      <style:text-properties officeooo:rsid="0012d949" officeooo:paragraph-rsid="0014b531"/>
    </style:style>
    <style:style style:name="P444" style:family="paragraph" style:parent-style-name="Standard">
      <style:paragraph-properties fo:text-align="start" style:justify-single-word="false"/>
      <style:text-properties officeooo:rsid="0023ab34" officeooo:paragraph-rsid="0023ab34"/>
    </style:style>
    <style:style style:name="P445" style:family="paragraph" style:parent-style-name="Standard">
      <style:paragraph-properties fo:text-align="justify" style:justify-single-word="false"/>
      <style:text-properties officeooo:rsid="002560c4" officeooo:paragraph-rsid="002560c4"/>
    </style:style>
    <style:style style:name="P446" style:family="paragraph" style:parent-style-name="Standard">
      <style:paragraph-properties fo:text-align="justify" style:justify-single-word="false"/>
      <style:text-properties officeooo:rsid="00267a66" officeooo:paragraph-rsid="00267a66"/>
    </style:style>
    <style:style style:name="P44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4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5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5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6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6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6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6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7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7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7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7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7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7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7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7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78"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9"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80"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81" style:family="paragraph" style:parent-style-name="Standard">
      <style:paragraph-properties fo:text-align="center"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2" style:family="paragraph" style:parent-style-name="Standard">
      <style:paragraph-properties fo:text-align="justify"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3" style:family="paragraph" style:parent-style-name="Standard">
      <style:paragraph-properties fo:text-align="center"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4" style:family="paragraph" style:parent-style-name="Standard">
      <style:paragraph-properties fo:text-align="justify"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5" style:family="paragraph" style:parent-style-name="Standard">
      <style:paragraph-properties fo:text-align="justify" style:justify-single-word="false"/>
      <style:text-properties style:font-name="Century Schoolbook L" fo:language="ru" fo:country="RU" fo:font-weight="normal" officeooo:rsid="02eb4994" officeooo:paragraph-rsid="02eb4994" fo:background-color="transparent" style:font-size-asian="10.5pt" loext:shadow="none"/>
    </style:style>
    <style:style style:name="P486" style:family="paragraph" style:parent-style-name="Standard">
      <style:paragraph-properties fo:text-align="center" style:justify-single-word="false"/>
      <style:text-properties style:font-name="Century Schoolbook L" fo:language="ru" fo:country="RU" fo:font-weight="normal" officeooo:rsid="02f64f25" officeooo:paragraph-rsid="02f64f25" fo:background-color="transparent" style:font-size-asian="10.5pt" loext:shadow="none"/>
    </style:style>
    <style:style style:name="P487" style:family="paragraph" style:parent-style-name="Standard">
      <style:paragraph-properties fo:text-align="justify" style:justify-single-word="false"/>
      <style:text-properties style:font-name="Century Schoolbook L" fo:language="ru" fo:country="RU" fo:font-weight="normal" officeooo:rsid="02f6c68e" officeooo:paragraph-rsid="02f6c68e"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fo:font-style="italic" officeooo:rsid="02e8ef9c" style:font-style-asian="italic" style:font-style-complex="italic"/>
    </style:style>
    <style:style style:name="T71" style:family="text">
      <style:text-properties fo:font-style="italic" officeooo:rsid="02e703d1" style:font-style-asian="italic" style:font-style-complex="italic"/>
    </style:style>
    <style:style style:name="T72" style:family="text">
      <style:text-properties fo:font-style="italic" officeooo:rsid="02e57661" style:font-style-asian="italic" style:font-style-complex="italic"/>
    </style:style>
    <style:style style:name="T73" style:family="text">
      <style:text-properties fo:font-style="italic" officeooo:rsid="02e4d03a" style:font-style-asian="italic" style:font-style-complex="italic"/>
    </style:style>
    <style:style style:name="T74" style:family="text">
      <style:text-properties fo:font-style="italic" officeooo:rsid="02e4955f" style:font-style-asian="italic" style:font-style-complex="italic"/>
    </style:style>
    <style:style style:name="T75" style:family="text">
      <style:text-properties fo:font-style="italic" officeooo:rsid="02e3afc3" style:font-style-asian="italic" style:font-style-complex="italic"/>
    </style:style>
    <style:style style:name="T76" style:family="text">
      <style:text-properties fo:font-style="italic" officeooo:rsid="02e27fcd" style:font-style-asian="italic" style:font-style-complex="italic"/>
    </style:style>
    <style:style style:name="T77" style:family="text">
      <style:text-properties fo:font-style="italic" officeooo:rsid="02edd1d5" style:font-style-asian="italic" style:font-style-complex="italic"/>
    </style:style>
    <style:style style:name="T78" style:family="text">
      <style:text-properties fo:font-style="italic" officeooo:rsid="02efc52f" style:font-style-asian="italic" style:font-style-complex="italic"/>
    </style:style>
    <style:style style:name="T79" style:family="text">
      <style:text-properties fo:font-style="italic" officeooo:rsid="02f17886" style:font-style-asian="italic" style:font-style-complex="italic"/>
    </style:style>
    <style:style style:name="T80" style:family="text">
      <style:text-properties fo:font-style="italic" officeooo:rsid="02f224f5" style:font-style-asian="italic" style:font-style-complex="italic"/>
    </style:style>
    <style:style style:name="T81" style:family="text">
      <style:text-properties fo:font-style="italic" officeooo:rsid="02f2b53c" style:font-style-asian="italic" style:font-style-complex="italic"/>
    </style:style>
    <style:style style:name="T82" style:family="text">
      <style:text-properties fo:font-style="italic" officeooo:rsid="02f2c04a" style:font-style-asian="italic" style:font-style-complex="italic"/>
    </style:style>
    <style:style style:name="T83" style:family="text">
      <style:text-properties fo:font-style="italic" officeooo:rsid="02ecf550" style:font-style-asian="italic" style:font-style-complex="italic"/>
    </style:style>
    <style:style style:name="T84" style:family="text">
      <style:text-properties fo:font-style="italic" officeooo:rsid="02ecab1e" style:font-style-asian="italic" style:font-style-complex="italic"/>
    </style:style>
    <style:style style:name="T85" style:family="text">
      <style:text-properties fo:font-style="italic" officeooo:rsid="02ec2fa9" style:font-style-asian="italic" style:font-style-complex="italic"/>
    </style:style>
    <style:style style:name="T86" style:family="text">
      <style:text-properties officeooo:rsid="00099583"/>
    </style:style>
    <style:style style:name="T87" style:family="text">
      <style:text-properties officeooo:rsid="0009b39b"/>
    </style:style>
    <style:style style:name="T88" style:family="text">
      <style:text-properties officeooo:rsid="00114883"/>
    </style:style>
    <style:style style:name="T89" style:family="text">
      <style:text-properties style:font-name="Century Schoolbook L" fo:language="ru" fo:country="RU" fo:font-weight="normal" fo:background-color="transparent" loext:char-shading-value="0" style:font-size-asian="10.5pt" loext:shadow="none"/>
    </style:style>
    <style:style style:name="T90" style:family="text">
      <style:text-properties style:font-name="Century Schoolbook L" fo:language="ru" fo:country="RU" fo:font-weight="normal" officeooo:rsid="0012d949" fo:background-color="transparent" loext:char-shading-value="0" style:font-size-asian="10.5pt" loext:shadow="none"/>
    </style:style>
    <style:style style:name="T91" style:family="text">
      <style:text-properties style:font-name="Century Schoolbook L" fo:language="ru" fo:country="RU" fo:font-weight="normal" officeooo:rsid="0013b0b8" fo:background-color="transparent" loext:char-shading-value="0" style:font-size-asian="10.5pt" loext:shadow="none"/>
    </style:style>
    <style:style style:name="T92" style:family="text">
      <style:text-properties style:font-name="Century Schoolbook L" fo:language="ru" fo:country="RU" fo:font-weight="normal" officeooo:rsid="0014b531" fo:background-color="transparent" loext:char-shading-value="0" style:font-size-asian="10.5pt" loext:shadow="none"/>
    </style:style>
    <style:style style:name="T93"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94"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95"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96"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97"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98" style:family="text">
      <style:text-properties officeooo:rsid="0020418a"/>
    </style:style>
    <style:style style:name="T99" style:family="text">
      <style:text-properties officeooo:rsid="0021ff5a"/>
    </style:style>
    <style:style style:name="T100" style:family="text">
      <style:text-properties officeooo:rsid="002ad3be"/>
    </style:style>
    <style:style style:name="T101" style:family="text">
      <style:text-properties officeooo:rsid="0030965e"/>
    </style:style>
    <style:style style:name="T102" style:family="text">
      <style:text-properties officeooo:rsid="003194bc"/>
    </style:style>
    <style:style style:name="T103" style:family="text">
      <style:text-properties officeooo:rsid="00334c08"/>
    </style:style>
    <style:style style:name="T104" style:family="text">
      <style:text-properties officeooo:rsid="0034f4a7"/>
    </style:style>
    <style:style style:name="T105" style:family="text">
      <style:text-properties officeooo:rsid="0037c58f"/>
    </style:style>
    <style:style style:name="T106" style:family="text">
      <style:text-properties officeooo:rsid="003899df"/>
    </style:style>
    <style:style style:name="T107" style:family="text">
      <style:text-properties officeooo:rsid="00394246"/>
    </style:style>
    <style:style style:name="T108" style:family="text">
      <style:text-properties officeooo:rsid="003adeb1"/>
    </style:style>
    <style:style style:name="T109" style:family="text">
      <style:text-properties officeooo:rsid="003bbcbd"/>
    </style:style>
    <style:style style:name="T110" style:family="text">
      <style:text-properties officeooo:rsid="003cd4b6"/>
    </style:style>
    <style:style style:name="T111" style:family="text">
      <style:text-properties officeooo:rsid="003dd2ec"/>
    </style:style>
    <style:style style:name="T112" style:family="text">
      <style:text-properties officeooo:rsid="00447f23"/>
    </style:style>
    <style:style style:name="T113" style:family="text">
      <style:text-properties officeooo:rsid="00509f0c"/>
    </style:style>
    <style:style style:name="T114" style:family="text">
      <style:text-properties officeooo:rsid="0053a402"/>
    </style:style>
    <style:style style:name="T115" style:family="text">
      <style:text-properties officeooo:rsid="0056cb65"/>
    </style:style>
    <style:style style:name="T116" style:family="text">
      <style:text-properties officeooo:rsid="005c5efd"/>
    </style:style>
    <style:style style:name="T117" style:family="text">
      <style:text-properties officeooo:rsid="005df8ec"/>
    </style:style>
    <style:style style:name="T118" style:family="text">
      <style:text-properties officeooo:rsid="006525a4"/>
    </style:style>
    <style:style style:name="T119" style:family="text">
      <style:text-properties officeooo:rsid="0070e276"/>
    </style:style>
    <style:style style:name="T120" style:family="text">
      <style:text-properties officeooo:rsid="0075ac40"/>
    </style:style>
    <style:style style:name="T121" style:family="text">
      <style:text-properties officeooo:rsid="0077a8d6"/>
    </style:style>
    <style:style style:name="T122" style:family="text">
      <style:text-properties officeooo:rsid="0077f74e"/>
    </style:style>
    <style:style style:name="T123" style:family="text">
      <style:text-properties officeooo:rsid="007f3802"/>
    </style:style>
    <style:style style:name="T124" style:family="text">
      <style:text-properties officeooo:rsid="00864f81"/>
    </style:style>
    <style:style style:name="T125" style:family="text">
      <style:text-properties officeooo:rsid="0089c027"/>
    </style:style>
    <style:style style:name="T126" style:family="text">
      <style:text-properties officeooo:rsid="008a4c46"/>
    </style:style>
    <style:style style:name="T127" style:family="text">
      <style:text-properties officeooo:rsid="008da961"/>
    </style:style>
    <style:style style:name="T128" style:family="text">
      <style:text-properties officeooo:rsid="0090f5dd"/>
    </style:style>
    <style:style style:name="T129" style:family="text">
      <style:text-properties officeooo:rsid="0095a138"/>
    </style:style>
    <style:style style:name="T130" style:family="text">
      <style:text-properties officeooo:rsid="00962910"/>
    </style:style>
    <style:style style:name="T131" style:family="text">
      <style:text-properties officeooo:rsid="0096b0ca"/>
    </style:style>
    <style:style style:name="T132" style:family="text">
      <style:text-properties officeooo:rsid="009b000e"/>
    </style:style>
    <style:style style:name="T133" style:family="text">
      <style:text-properties officeooo:rsid="009c5a9e"/>
    </style:style>
    <style:style style:name="T134" style:family="text">
      <style:text-properties officeooo:rsid="009fb332"/>
    </style:style>
    <style:style style:name="T135" style:family="text">
      <style:text-properties officeooo:rsid="00a33b8f"/>
    </style:style>
    <style:style style:name="T136" style:family="text">
      <style:text-properties officeooo:rsid="00a96232"/>
    </style:style>
    <style:style style:name="T137" style:family="text">
      <style:text-properties officeooo:rsid="00ae2557"/>
    </style:style>
    <style:style style:name="T138" style:family="text">
      <style:text-properties officeooo:rsid="00b3e54f"/>
    </style:style>
    <style:style style:name="T139" style:family="text">
      <style:text-properties officeooo:rsid="00bb58c8"/>
    </style:style>
    <style:style style:name="T140" style:family="text">
      <style:text-properties officeooo:rsid="00bcfc0c"/>
    </style:style>
    <style:style style:name="T141" style:family="text">
      <style:text-properties officeooo:rsid="00bf50ac"/>
    </style:style>
    <style:style style:name="T142" style:family="text">
      <style:text-properties officeooo:rsid="00c494e6"/>
    </style:style>
    <style:style style:name="T143" style:family="text">
      <style:text-properties officeooo:rsid="00d2d5a2"/>
    </style:style>
    <style:style style:name="T144" style:family="text">
      <style:text-properties officeooo:rsid="00d3f763"/>
    </style:style>
    <style:style style:name="T145" style:family="text">
      <style:text-properties officeooo:rsid="00d6f21a"/>
    </style:style>
    <style:style style:name="T146" style:family="text">
      <style:text-properties officeooo:rsid="00d95464"/>
    </style:style>
    <style:style style:name="T147" style:family="text">
      <style:text-properties officeooo:rsid="00db61aa"/>
    </style:style>
    <style:style style:name="T148" style:family="text">
      <style:text-properties officeooo:rsid="00de3705"/>
    </style:style>
    <style:style style:name="T149" style:family="text">
      <style:text-properties officeooo:rsid="00e7e92c"/>
    </style:style>
    <style:style style:name="T150" style:family="text">
      <style:text-properties officeooo:rsid="00f1c3cc"/>
    </style:style>
    <style:style style:name="T151" style:family="text">
      <style:text-properties officeooo:rsid="00f95208"/>
    </style:style>
    <style:style style:name="T152" style:family="text">
      <style:text-properties officeooo:rsid="00f9bce7"/>
    </style:style>
    <style:style style:name="T153" style:family="text">
      <style:text-properties officeooo:rsid="00fb5655"/>
    </style:style>
    <style:style style:name="T154" style:family="text">
      <style:text-properties officeooo:rsid="00fd1005"/>
    </style:style>
    <style:style style:name="T155" style:family="text">
      <style:text-properties officeooo:rsid="00fe7d08"/>
    </style:style>
    <style:style style:name="T156" style:family="text">
      <style:text-properties officeooo:rsid="0104f1e8"/>
    </style:style>
    <style:style style:name="T157" style:family="text">
      <style:text-properties officeooo:rsid="0106567d"/>
    </style:style>
    <style:style style:name="T158" style:family="text">
      <style:text-properties officeooo:rsid="010d7783"/>
    </style:style>
    <style:style style:name="T159" style:family="text">
      <style:text-properties officeooo:rsid="010f6cbc"/>
    </style:style>
    <style:style style:name="T160" style:family="text">
      <style:text-properties officeooo:rsid="01153750"/>
    </style:style>
    <style:style style:name="T161" style:family="text">
      <style:text-properties officeooo:rsid="011b664a"/>
    </style:style>
    <style:style style:name="T162" style:family="text">
      <style:text-properties officeooo:rsid="011b8230"/>
    </style:style>
    <style:style style:name="T163" style:family="text">
      <style:text-properties officeooo:rsid="01225f78"/>
    </style:style>
    <style:style style:name="T164" style:family="text">
      <style:text-properties officeooo:rsid="0122f27c"/>
    </style:style>
    <style:style style:name="T165" style:family="text">
      <style:text-properties officeooo:rsid="01240e62"/>
    </style:style>
    <style:style style:name="T166" style:family="text">
      <style:text-properties officeooo:rsid="012c98de"/>
    </style:style>
    <style:style style:name="T167" style:family="text">
      <style:text-properties officeooo:rsid="01309b6a"/>
    </style:style>
    <style:style style:name="T168" style:family="text">
      <style:text-properties officeooo:rsid="01455a5b"/>
    </style:style>
    <style:style style:name="T169" style:family="text">
      <style:text-properties officeooo:rsid="0149f3a4"/>
    </style:style>
    <style:style style:name="T170" style:family="text">
      <style:text-properties officeooo:rsid="014ab245"/>
    </style:style>
    <style:style style:name="T171" style:family="text">
      <style:text-properties officeooo:rsid="0158a8ed"/>
    </style:style>
    <style:style style:name="T172" style:family="text">
      <style:text-properties officeooo:rsid="01607e75"/>
    </style:style>
    <style:style style:name="T173" style:family="text">
      <style:text-properties officeooo:rsid="01640f1a"/>
    </style:style>
    <style:style style:name="T174" style:family="text">
      <style:text-properties officeooo:rsid="0169ee6c"/>
    </style:style>
    <style:style style:name="T175" style:family="text">
      <style:text-properties officeooo:rsid="016baf12"/>
    </style:style>
    <style:style style:name="T176" style:family="text">
      <style:text-properties officeooo:rsid="016e0700"/>
    </style:style>
    <style:style style:name="T177" style:family="text">
      <style:text-properties officeooo:rsid="01715f12"/>
    </style:style>
    <style:style style:name="T178" style:family="text">
      <style:text-properties officeooo:rsid="01739250"/>
    </style:style>
    <style:style style:name="T179" style:family="text">
      <style:text-properties officeooo:rsid="01774989"/>
    </style:style>
    <style:style style:name="T180" style:family="text">
      <style:text-properties officeooo:rsid="017a16fd"/>
    </style:style>
    <style:style style:name="T181" style:family="text">
      <style:text-properties officeooo:rsid="017c7eda"/>
    </style:style>
    <style:style style:name="T182" style:family="text">
      <style:text-properties officeooo:rsid="018440d6"/>
    </style:style>
    <style:style style:name="T183" style:family="text">
      <style:text-properties officeooo:rsid="0187d602"/>
    </style:style>
    <style:style style:name="T184" style:family="text">
      <style:text-properties officeooo:rsid="0189d010"/>
    </style:style>
    <style:style style:name="T185" style:family="text">
      <style:text-properties officeooo:rsid="018b9496"/>
    </style:style>
    <style:style style:name="T186" style:family="text">
      <style:text-properties officeooo:rsid="018c7651"/>
    </style:style>
    <style:style style:name="T187" style:family="text">
      <style:text-properties officeooo:rsid="01925d10"/>
    </style:style>
    <style:style style:name="T188" style:family="text">
      <style:text-properties officeooo:rsid="01956131"/>
    </style:style>
    <style:style style:name="T189" style:family="text">
      <style:text-properties officeooo:rsid="019b0520"/>
    </style:style>
    <style:style style:name="T190" style:family="text">
      <style:text-properties officeooo:rsid="019db41c"/>
    </style:style>
    <style:style style:name="T191" style:family="text">
      <style:text-properties officeooo:rsid="01a98860"/>
    </style:style>
    <style:style style:name="T192" style:family="text">
      <style:text-properties officeooo:rsid="01b090c8"/>
    </style:style>
    <style:style style:name="T193" style:family="text">
      <style:text-properties officeooo:rsid="01b20cf6"/>
    </style:style>
    <style:style style:name="T194" style:family="text">
      <style:text-properties officeooo:rsid="01b503bd"/>
    </style:style>
    <style:style style:name="T195" style:family="text">
      <style:text-properties officeooo:rsid="01b808be"/>
    </style:style>
    <style:style style:name="T196" style:family="text">
      <style:text-properties officeooo:rsid="01ba819e"/>
    </style:style>
    <style:style style:name="T197" style:family="text">
      <style:text-properties officeooo:rsid="01cab687"/>
    </style:style>
    <style:style style:name="T198" style:family="text">
      <style:text-properties officeooo:rsid="01d5d246"/>
    </style:style>
    <style:style style:name="T199" style:family="text">
      <style:text-properties officeooo:rsid="01df7d3f"/>
    </style:style>
    <style:style style:name="T200" style:family="text">
      <style:text-properties officeooo:rsid="01e103ad"/>
    </style:style>
    <style:style style:name="T201" style:family="text">
      <style:text-properties officeooo:rsid="01ef05f2"/>
    </style:style>
    <style:style style:name="T202" style:family="text">
      <style:text-properties officeooo:rsid="01efec42"/>
    </style:style>
    <style:style style:name="T203" style:family="text">
      <style:text-properties officeooo:rsid="01f2a54c"/>
    </style:style>
    <style:style style:name="T204" style:family="text">
      <style:text-properties officeooo:rsid="01f47446"/>
    </style:style>
    <style:style style:name="T205" style:family="text">
      <style:text-properties officeooo:rsid="01ff68ea"/>
    </style:style>
    <style:style style:name="T206" style:family="text">
      <style:text-properties officeooo:rsid="0203c9fb"/>
    </style:style>
    <style:style style:name="T207" style:family="text">
      <style:text-properties officeooo:rsid="020566b8"/>
    </style:style>
    <style:style style:name="T208" style:family="text">
      <style:text-properties officeooo:rsid="02061066"/>
    </style:style>
    <style:style style:name="T209" style:family="text">
      <style:text-properties officeooo:rsid="0207d60b"/>
    </style:style>
    <style:style style:name="T210" style:family="text">
      <style:text-properties officeooo:rsid="020b7103"/>
    </style:style>
    <style:style style:name="T211" style:family="text">
      <style:text-properties officeooo:rsid="020e5e27"/>
    </style:style>
    <style:style style:name="T212" style:family="text">
      <style:text-properties officeooo:rsid="0211ca77"/>
    </style:style>
    <style:style style:name="T213" style:family="text">
      <style:text-properties officeooo:rsid="0218c8b9"/>
    </style:style>
    <style:style style:name="T214" style:family="text">
      <style:text-properties officeooo:rsid="021b000b"/>
    </style:style>
    <style:style style:name="T215" style:family="text">
      <style:text-properties officeooo:rsid="021b6d8b"/>
    </style:style>
    <style:style style:name="T216" style:family="text">
      <style:text-properties officeooo:rsid="02239faa"/>
    </style:style>
    <style:style style:name="T217" style:family="text">
      <style:text-properties officeooo:rsid="0225da9b"/>
    </style:style>
    <style:style style:name="T218" style:family="text">
      <style:text-properties officeooo:rsid="022d3ff3"/>
    </style:style>
    <style:style style:name="T219" style:family="text">
      <style:text-properties officeooo:rsid="0233de8b"/>
    </style:style>
    <style:style style:name="T220" style:family="text">
      <style:text-properties officeooo:rsid="0247aff0"/>
    </style:style>
    <style:style style:name="T221" style:family="text">
      <style:text-properties officeooo:rsid="025ac7a7"/>
    </style:style>
    <style:style style:name="T222" style:family="text">
      <style:text-properties officeooo:rsid="025d375d"/>
    </style:style>
    <style:style style:name="T223" style:family="text">
      <style:text-properties officeooo:rsid="026247bd"/>
    </style:style>
    <style:style style:name="T224" style:family="text">
      <style:text-properties officeooo:rsid="026a682b"/>
    </style:style>
    <style:style style:name="T225" style:family="text">
      <style:text-properties officeooo:rsid="0273497f"/>
    </style:style>
    <style:style style:name="T226" style:family="text">
      <style:text-properties officeooo:rsid="0274ce8e"/>
    </style:style>
    <style:style style:name="T227" style:family="text">
      <style:text-properties officeooo:rsid="027c5343"/>
    </style:style>
    <style:style style:name="T228" style:family="text">
      <style:text-properties officeooo:rsid="02802119"/>
    </style:style>
    <style:style style:name="T229" style:family="text">
      <style:text-properties officeooo:rsid="0286d8ff"/>
    </style:style>
    <style:style style:name="T230" style:family="text">
      <style:text-properties officeooo:rsid="02888943"/>
    </style:style>
    <style:style style:name="T231" style:family="text">
      <style:text-properties officeooo:rsid="0291736f"/>
    </style:style>
    <style:style style:name="T232" style:family="text">
      <style:text-properties officeooo:rsid="02954d39"/>
    </style:style>
    <style:style style:name="T233" style:family="text">
      <style:text-properties officeooo:rsid="02a0606a"/>
    </style:style>
    <style:style style:name="T234" style:family="text">
      <style:text-properties officeooo:rsid="02a16b14"/>
    </style:style>
    <style:style style:name="T235" style:family="text">
      <style:text-properties officeooo:rsid="02a28e9d"/>
    </style:style>
    <style:style style:name="T236" style:family="text">
      <style:text-properties officeooo:rsid="02a41000"/>
    </style:style>
    <style:style style:name="T237" style:family="text">
      <style:text-properties officeooo:rsid="02a51857"/>
    </style:style>
    <style:style style:name="T238" style:family="text">
      <style:text-properties officeooo:rsid="02a6171d"/>
    </style:style>
    <style:style style:name="T239" style:family="text">
      <style:text-properties officeooo:rsid="02ae83d7"/>
    </style:style>
    <style:style style:name="T240" style:family="text">
      <style:text-properties officeooo:rsid="02b050aa"/>
    </style:style>
    <style:style style:name="T241" style:family="text">
      <style:text-properties officeooo:rsid="02b1b509"/>
    </style:style>
    <style:style style:name="T242" style:family="text">
      <style:text-properties officeooo:rsid="02b342b8"/>
    </style:style>
    <style:style style:name="T243" style:family="text">
      <style:text-properties officeooo:rsid="02b7fba5"/>
    </style:style>
    <style:style style:name="T244" style:family="text">
      <style:text-properties officeooo:rsid="02b9e28b"/>
    </style:style>
    <style:style style:name="T245" style:family="text">
      <style:text-properties officeooo:rsid="02bb4c68"/>
    </style:style>
    <style:style style:name="T246" style:family="text">
      <style:text-properties officeooo:rsid="02bdcbc1"/>
    </style:style>
    <style:style style:name="T247" style:family="text">
      <style:text-properties officeooo:rsid="02c0f213"/>
    </style:style>
    <style:style style:name="T248" style:family="text">
      <style:text-properties officeooo:rsid="02c24788"/>
    </style:style>
    <style:style style:name="T249" style:family="text">
      <style:text-properties officeooo:rsid="02c33bad"/>
    </style:style>
    <style:style style:name="T250" style:family="text">
      <style:text-properties officeooo:rsid="02c4ed3f"/>
    </style:style>
    <style:style style:name="T251" style:family="text">
      <style:text-properties officeooo:rsid="02c6bb4e"/>
    </style:style>
    <style:style style:name="T252" style:family="text">
      <style:text-properties officeooo:rsid="02c8568c"/>
    </style:style>
    <style:style style:name="T253" style:family="text">
      <style:text-properties officeooo:rsid="02ca28e5"/>
    </style:style>
    <style:style style:name="T254" style:family="text">
      <style:text-properties officeooo:rsid="02ca6de3"/>
    </style:style>
    <style:style style:name="T255" style:family="text">
      <style:text-properties officeooo:rsid="02cc0db3"/>
    </style:style>
    <style:style style:name="T256" style:family="text">
      <style:text-properties officeooo:rsid="02ce85f7"/>
    </style:style>
    <style:style style:name="T257" style:family="text">
      <style:text-properties officeooo:rsid="02d05ae4"/>
    </style:style>
    <style:style style:name="T258" style:family="text">
      <style:text-properties officeooo:rsid="02d34fcf"/>
    </style:style>
    <style:style style:name="T259" style:family="text">
      <style:text-properties officeooo:rsid="02d4984c"/>
    </style:style>
    <style:style style:name="T260" style:family="text">
      <style:text-properties officeooo:rsid="02d4e090"/>
    </style:style>
    <style:style style:name="T261" style:family="text">
      <style:text-properties officeooo:rsid="02d6a46c"/>
    </style:style>
    <style:style style:name="T262" style:family="text">
      <style:text-properties officeooo:rsid="02d980a3"/>
    </style:style>
    <style:style style:name="T263" style:family="text">
      <style:text-properties fo:font-style="normal" style:font-style-asian="normal" style:font-style-complex="normal"/>
    </style:style>
    <style:style style:name="T264" style:family="text">
      <style:text-properties officeooo:rsid="02e27fcd"/>
    </style:style>
    <style:style style:name="T265" style:family="text">
      <style:text-properties officeooo:rsid="02e3afc3"/>
    </style:style>
    <style:style style:name="T266" style:family="text">
      <style:text-properties officeooo:rsid="02e4955f"/>
    </style:style>
    <style:style style:name="T267" style:family="text">
      <style:text-properties officeooo:rsid="02e4d03a"/>
    </style:style>
    <style:style style:name="T268" style:family="text">
      <style:text-properties officeooo:rsid="02e57661"/>
    </style:style>
    <style:style style:name="T269" style:family="text">
      <style:text-properties officeooo:rsid="02e703d1"/>
    </style:style>
    <style:style style:name="T270" style:family="text">
      <style:text-properties officeooo:rsid="02e8ef9c"/>
    </style:style>
    <style:style style:name="T271" style:family="text">
      <style:text-properties officeooo:rsid="02ec2fa9"/>
    </style:style>
    <style:style style:name="T272" style:family="text">
      <style:text-properties officeooo:rsid="02ecab1e"/>
    </style:style>
    <style:style style:name="T273" style:family="text">
      <style:text-properties officeooo:rsid="02ecf550"/>
    </style:style>
    <style:style style:name="T274" style:family="text">
      <style:text-properties officeooo:rsid="02edd1d5"/>
    </style:style>
    <style:style style:name="T275" style:family="text">
      <style:text-properties officeooo:rsid="02efc52f"/>
    </style:style>
    <style:style style:name="T276" style:family="text">
      <style:text-properties officeooo:rsid="02f17886"/>
    </style:style>
    <style:style style:name="T277" style:family="text">
      <style:text-properties officeooo:rsid="02f224f5"/>
    </style:style>
    <style:style style:name="T278" style:family="text">
      <style:text-properties officeooo:rsid="02f2b53c"/>
    </style:style>
    <style:style style:name="T279" style:family="text">
      <style:text-properties officeooo:rsid="02f2c04a"/>
    </style:style>
    <style:style style:name="T280" style:family="text">
      <style:text-properties officeooo:rsid="02f8a82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86">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87">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87">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87">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87">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88">Ветер нельзя позвать, но можно открыть окно.</text:span></text:p>
      <text:p text:style-name="P20"/>
      <text:p text:style-name="P20"><text:tab/><text:span text:style-name="T11">Что значит жить сейчас.</text:span><text:span text:style-name="T88">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88">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88"> Если вы живете в СЕЙЧАС, то ведете созидательную жизнь.</text:span></text:p>
      <text:p text:style-name="P19"/>
      <text:p text:style-name="P19"><text:tab/><text:span text:style-name="T11">Сейчас изобретательно.</text:span><text:span text:style-name="T88">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88">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88"> Следкющие понятия имеют одно значение:</text:span></text:p>
      <text:list xml:id="list4995581720047506212" text:style-name="L1">
        <text:list-item>
          <text:p text:style-name="P447">жить в сейчас;</text:p>
        </text:list-item>
        <text:list-item>
          <text:p text:style-name="P448">зрелость;</text:p>
        </text:list-item>
        <text:list-item>
          <text:p text:style-name="P448">подлиность;</text:p>
        </text:list-item>
        <text:list-item>
          <text:p text:style-name="P448">отвественность за свое действие и жизнь;</text:p>
        </text:list-item>
        <text:list-item>
          <text:p text:style-name="P448">ответная реакция — способность;</text:p>
        </text:list-item>
        <text:list-item>
          <text:p text:style-name="P448">в сейчас доступно проявление творческого подхода;</text:p>
        </text:list-item>
      </text:list>
      <text:p text:style-name="P21"/>
      <text:p text:style-name="P439"><text:span text:style-name="T89"><text:tab/></text:span><text:span text:style-name="T93">Чтобы жить сейчас, необходимо забыть о вчерашнем дне.</text:span><text:span text:style-name="T89">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9"><text:span text:style-name="T89"><text:tab/></text:span><text:span text:style-name="T93">Сейчас нельзя разделить.</text:span><text:span text:style-name="T89">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40"><text:span text:style-name="T89"><text:tab/></text:span><text:span text:style-name="T93">Материя и энергия являются одним и тем же.</text:span><text:span text:style-name="T89">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40"><text:span text:style-name="T89"><text:tab/></text:span><text:span text:style-name="T93">Западный подход к реальности. </text:span><text:span text:style-name="T89">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40"><text:span text:style-name="T89"><text:tab/></text:span><text:span text:style-name="T93">Небытие — это форма развития.</text:span><text:span text:style-name="T89">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40"><text:span text:style-name="T89"><text:tab/></text:span><text:span text:style-name="T93">«Существует» и «должно существовать». </text:span><text:span text:style-name="T89">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40"><text:span text:style-name="T89"><text:tab/></text:span><text:span text:style-name="T96">Отрицание западной философией реальности.</text:span><text:span text:style-name="T90">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40"><text:span text:style-name="T90"><text:tab/></text:span><text:span text:style-name="T96">Не существует каких-либо способов для описания реальности.</text:span><text:span text:style-name="T90"> Не пытайтесь представить реальность как нечто неподвижное, чтобы затем придумать способы для её достижения.</text:span></text:p>
      <text:p text:style-name="P24"/>
      <text:p text:style-name="P441"><text:span text:style-name="T90"><text:tab/></text:span><text:span text:style-name="T96">Реальность и восприятие. </text:span><text:span text:style-name="T90">Существует различие между следующими понятиями:</text:span></text:p>
      <text:list xml:id="list4866740586649071110" text:style-name="L2">
        <text:list-item>
          <text:p text:style-name="P449">мир;</text:p>
        </text:list-item>
        <text:list-item>
          <text:p text:style-name="P449">наша реакция на этот мир.</text:p>
        </text:list-item>
      </text:list>
      <text:p text:style-name="P442"><text:soft-page-break/><text:span text:style-name="T89"><text:tab/></text:span><text:span text:style-name="T93">Знание приходит с опытом.</text:span><text:span text:style-name="T89"> Сытому человеку трудно поверить, что в мире существует такое явление, как голод.</text:span></text:p>
      <text:p text:style-name="P25"/>
      <text:p text:style-name="P442"><text:span text:style-name="T89"><text:tab/></text:span><text:span text:style-name="T95">Будьте активны в поисках «этого».</text:span><text:span text:style-name="T91">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42"><text:span text:style-name="T91"><text:tab/></text:span><text:span text:style-name="T95">Формальная реальность вещи. </text:span><text:span text:style-name="T91">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42"><text:span text:style-name="T91"><text:tab/></text:span><text:span text:style-name="T95">О причинной связи.</text:span><text:span text:style-name="T91"> У всего должна быть причина.</text:span></text:p>
      <text:p text:style-name="P26"/>
      <text:p text:style-name="P442"><text:span text:style-name="T91"><text:tab/></text:span><text:span text:style-name="T95">Реальность и закон причины и следствия. </text:span><text:span text:style-name="T91">У причины должна быть та же самая реальность, что и у следствия.</text:span></text:p>
      <text:p text:style-name="P26"/>
      <text:p text:style-name="P442"><text:span text:style-name="T91"><text:tab/></text:span><text:span text:style-name="T95">Родство всех физических объектов. </text:span><text:span text:style-name="T91">Все физические объекты похожи. Следовательно, достаточно знать о существовании одного физического объекта.</text:span></text:p>
      <text:p text:style-name="P26"/>
      <text:p text:style-name="P442"><text:span text:style-name="T91"><text:tab/></text:span><text:span text:style-name="T95">Формальная реальность равна объектвной реальности.</text:span><text:span text:style-name="T91"> Формальной реальности должно быть больше или столько же, сколько и объективной реальности.</text:span></text:p>
      <text:p text:style-name="P26"/>
      <text:p text:style-name="P442"><text:span text:style-name="T91"><text:tab/></text:span><text:span text:style-name="T94">Материя и потребность в стабильности.</text:span><text:span text:style-name="T92">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42"><text:span text:style-name="T92"><text:tab/></text:span><text:span text:style-name="T94">Разум должен быть спокоен, чтобы действительно увидеть</text:span><text:span text:style-name="T92">.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42"><text:span text:style-name="T92"><text:tab/></text:span><text:span text:style-name="T94">Избавьтесь от предвлятых мнений.</text:span><text:span text:style-name="T92">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42"><text:span text:style-name="T92"><text:tab/></text:span><text:span text:style-name="T94">Общепринятые првила мешают восприятию реальности.</text:span><text:span text:style-name="T92"> Мы не видим ЕЕ в первозданной чистоте, так как нам внушили искаженные представления о ней.</text:span></text:p>
      <text:p text:style-name="P27"/>
      <text:p text:style-name="P442"><text:span text:style-name="T92"><text:tab/></text:span><text:span text:style-name="T94">Настоящее положение вещей и мысль.</text:span><text:span text:style-name="T92"> Настоящее положение вещей не искажено мыслью. Его нельзя постигнуть посредством понятия или мысли.</text:span></text:p>
      <text:p text:style-name="P27"><text:soft-page-break/></text:p>
      <text:p text:style-name="P443"><text:span text:style-name="T92"><text:tab/></text:span><text:span text:style-name="T94">Реальность становится очевидной, когда перестаешь сравнивать.</text:span><text:span text:style-name="T92"> Только при отсутствии сравнения существует то, «что есть». А жить с тем, «что есть», </text:span><text:span text:style-name="T89">—</text:span><text:span text:style-name="T92"> это, значит, быть умиротворенным.</text:span></text:p>
      <text:p text:style-name="P28"/>
      <text:p text:style-name="P443"><text:span text:style-name="T92"><text:tab/></text:span><text:span text:style-name="T94">Реальность </text:span><text:span text:style-name="T93">— </text:span><text:span text:style-name="T94">это быть собой.</text:span><text:span text:style-name="T92"> Чтобы стать собой </text:span><text:span text:style-name="T89">— </text:span><text:span text:style-name="T92">надо быть собой. Реальность в бытие, в бытие вещи. Таким образов, бытие в этом смысле </text:span><text:span text:style-name="T89">— </text:span><text:span text:style-name="T92">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98"><text:tab/></text:span><text:span text:style-name="T13">Дуализм и монизм.</text:span><text:span text:style-name="T98">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98">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98">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99">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99">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99">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44"><text:span text:style-name="T97"><text:tab/>П</text:span><text:span text:style-name="T93">устота.</text:span><text:span text:style-name="T89">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44"><text:span text:style-name="T93"><text:tab/>Пустота — живая субстанция. </text:span><text:span text:style-name="T89">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44"><text:span text:style-name="T93"><text:tab/>Пустота как поток творческой энергии.</text:span><text:span text:style-name="T89">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44"><text:span text:style-name="T93"><text:tab/>Пустота и небытие. НЕБЫТИЕ означает «отсутствие бытия». </text:span><text:span text:style-name="T89">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105330695267735364" text:style-name="L3">
        <text:list-item>
          <text:p text:style-name="P450">она просто является тем, чем является;</text:p>
        </text:list-item>
        <text:list-item>
          <text:p text:style-name="P450">она понимает, что существует; неправильно говорить, что она «в нас» или что мы в «в ней».</text:p>
        </text:list-item>
      </text:list>
      <text:p text:style-name="P39"/>
      <text:p text:style-name="P444"><text:span text:style-name="T93"><text:tab/>Первопричина всего находится вне пределов понимания человека («без места нахождения»). </text:span><text:span text:style-name="T89">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45"><text:span text:style-name="T89"><text:tab/></text:span><text:span text:style-name="T93">Думая о смерти, не забывай о жизни. </text:span><text:span text:style-name="T89">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46"><text:span text:style-name="T89"><text:tab/></text:span><text:span text:style-name="T93">Путь смерти.</text:span><text:span text:style-name="T89">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46"><text:span text:style-name="T89"><text:tab/></text:span><text:span text:style-name="T93">Надо смириться с возможностью смерти.</text:span><text:span text:style-name="T89"> Стоит перестать мечтать о вечной весне, тогда и лето, и зима будут дарить счастье.</text:span></text:p>
      <text:p text:style-name="P36"/>
      <text:p text:style-name="P446"><text:span text:style-name="T89"><text:tab/></text:span><text:span text:style-name="T93">Надо учиться умирать.</text:span><text:span text:style-name="T89">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46"><text:span text:style-name="T89"><text:tab/></text:span><text:span text:style-name="T93">О разлуке с друзьями.</text:span><text:span text:style-name="T89">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46"><text:span text:style-name="T89"><text:tab/></text:span><text:span text:style-name="T93">О необходимости помнить.</text:span><text:span text:style-name="T89">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100">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525724336604438520" text:style-name="L4">
        <text:list-item>
          <text:p text:style-name="P451">занимать место в социальной структуре общества;</text:p>
        </text:list-item>
        <text:list-item>
          <text:p text:style-name="P45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9123934598120103541" text:style-name="L5">
        <text:list-item>
          <text:p text:style-name="P452"><text:s/>человек ек дает себе раскрыться и быть полностью собой;</text:p>
        </text:list-item>
        <text:list-item>
          <text:p text:style-name="P45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101">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101">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102">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102">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103">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103">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103">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104">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104">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105">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105">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106">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106">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106">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106">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106">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107">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107">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107">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107">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107">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107">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108">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109">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110">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111">Ум наделен бесконечной подвижностью, для которой нет никаких преград.</text:span></text:p>
      <text:p text:style-name="P48"/>
      <text:p text:style-name="P48"><text:tab/><text:span text:style-name="T15">Очищенный ум.</text:span><text:span text:style-name="T111">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111">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112">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583766285369709504" text:style-name="L6">
        <text:list-item>
          <text:p text:style-name="P453">взять какую-нибудь нерешенную проблему;</text:p>
        </text:list-item>
        <text:list-item>
          <text:p text:style-name="P453">рассмотреть проблему с разных сторон;</text:p>
        </text:list-item>
        <text:list-item>
          <text:p text:style-name="P453">по-новому подойти к старому способу решения проблемы;</text:p>
        </text:list-item>
        <text:list-item>
          <text:p text:style-name="P453">поверить в свою идею и действовать!</text:p>
        </text:list-item>
      </text:list>
      <text:p text:style-name="P61"/>
      <text:p text:style-name="P61"><text:tab/><text:span text:style-name="T9">Пять этапов при формулировке идеи:</text:span></text:p>
      <text:list xml:id="list8280028852258255714" text:style-name="L7">
        <text:list-item>
          <text:p text:style-name="P454">подберите материал;</text:p>
        </text:list-item>
        <text:list-item>
          <text:p text:style-name="P454">проработайте детали;</text:p>
        </text:list-item>
        <text:list-item>
          <text:p text:style-name="P454">расслабьтесь и не думайте об этом;</text:p>
        </text:list-item>
        <text:list-item>
          <text:p text:style-name="P454"><text:soft-page-break/>будьте готовы распознать и принять идею, когда она появится;</text:p>
        </text:list-item>
        <text:list-item>
          <text:p text:style-name="P45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113">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114">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6855769973270313054" text:style-name="L8">
        <text:list-item>
          <text:p text:style-name="P455">предпосылка — это предположение;</text:p>
        </text:list-item>
        <text:list-item>
          <text:p text:style-name="P45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115">У довода следующаю структура:</text:span></text:p>
      <text:list xml:id="list4691808110490922174" text:style-name="L9">
        <text:list-item>
          <text:p text:style-name="P456">предпосылка;</text:p>
        </text:list-item>
        <text:list-item>
          <text:p text:style-name="P456">вывод.</text:p>
        </text:list-item>
      </text:list>
      <text:p text:style-name="P79"/>
      <text:p text:style-name="P79"><text:tab/><text:span text:style-name="T9">Два вида аргументации. </text:span>В логике существует два вида аргументации:</text:p>
      <text:list xml:id="list5130231902427033202" text:style-name="L10">
        <text:list-item>
          <text:p text:style-name="P457">дедуктивная;</text:p>
        </text:list-item>
        <text:list-item>
          <text:p text:style-name="P45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7310823069241187865" text:style-name="L11">
        <text:list-item>
          <text:p text:style-name="P458">полное подтверждение: все S есть P;</text:p>
        </text:list-item>
        <text:list-item>
          <text:p text:style-name="P458">полное отрицание: S не есть P;</text:p>
        </text:list-item>
        <text:list-item>
          <text:p text:style-name="P458">частичное подтверждение: несколько S есть P;</text:p>
        </text:list-item>
        <text:list-item>
          <text:p text:style-name="P45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534484779158971826" text:style-name="L12">
        <text:list-item>
          <text:p text:style-name="P459">довод, построенный от следствия к причине;</text:p>
        </text:list-item>
        <text:list-item>
          <text:p text:style-name="P459">знание, полученное на опыте.</text:p>
        </text:list-item>
      </text:list>
      <text:p text:style-name="P81"/>
      <text:p text:style-name="P81"><text:tab/><text:span text:style-name="T9">Априори.</text:span> Под априори понимается:</text:p>
      <text:list xml:id="list6185150266447852483" text:style-name="L13">
        <text:list-item>
          <text:p text:style-name="P460">довод, построенный от причины к следствию;</text:p>
        </text:list-item>
        <text:list-item>
          <text:p text:style-name="P46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67618198400009916" text:style-name="L14">
        <text:list-item>
          <text:p text:style-name="P461"><text:soft-page-break/>то, что свойсвтенно многим предметам (например, красными являются все предметы красного цвета). <text:s/>Один во множестве;</text:p>
        </text:list-item>
        <text:list-item>
          <text:p text:style-name="P46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5329830980853622953" text:style-name="L15">
        <text:list-item>
          <text:p text:style-name="P462">единственное в своем роде, индивидуальное, отличное от класса предметов или всеобщего;</text:p>
        </text:list-item>
        <text:list-item>
          <text:p text:style-name="P46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753184630961443609" text:style-name="L16">
        <text:list-item>
          <text:p text:style-name="P463">надо начать с некоторых предпосылок;</text:p>
        </text:list-item>
        <text:list-item>
          <text:p text:style-name="P463">затем путем приведения доказательств подвести противника;</text:p>
        </text:list-item>
        <text:list-item>
          <text:p text:style-name="P46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791804775559721947" text:style-name="L17">
        <text:list-item>
          <text:p text:style-name="P464">если истинность первого суждения подвергается сомнению;</text:p>
        </text:list-item>
        <text:list-item>
          <text:p text:style-name="P464">если из первоначальной предпосылки логично вытекают и другие предпосылки;</text:p>
        </text:list-item>
        <text:list-item>
          <text:p text:style-name="P46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16">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17">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18">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19">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20">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21">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22">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23">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26">е</text:span> маленького помещения в подвале. <text:span text:style-name="T124">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25">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27">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28">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30">в</text:span>ствую внутри себя огромную силу, скрытую внутри меня м<text:span text:style-name="T130">о</text:span>щь, что-то динамичное. Это чувство не поддается описанию, и его ни чем нельзя сравнить. <text:span text:style-name="T129">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31">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32">Если спросите меня, что я буду делать на небесах, то отвечу </text:span><text:soft-page-break/><text:span text:style-name="T132">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32005597779095059" text:style-name="L18">
        <text:list-item>
          <text:p text:style-name="P465">знаем ли мы, что Бог существует?</text:p>
        </text:list-item>
        <text:list-item>
          <text:p text:style-name="P465">откуда мы знаем, что Бог существует?</text:p>
        </text:list-item>
        <text:list-item>
          <text:p text:style-name="P465">что мы имеем в виду под существованием Бога?</text:p>
        </text:list-item>
        <text:list-item>
          <text:p text:style-name="P46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33">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34">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35">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36">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37">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38">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39">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40">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41">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42">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43">и</text:span>ть их тому, как надо вести себя, беспокоиться о них и <text:span text:style-name="T144">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45">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46">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47">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48">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49">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50">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51">щ</text:span>ать уроки в рутинное выполнение упражнений. <text:span text:style-name="T152">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53">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54">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55">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38"><text:tab/>Шесть основных принципов обучения:</text:p>
      <text:list xml:id="list7539545538569946140" text:style-name="L19">
        <text:list-item>
          <text:p text:style-name="P466">мотивировать учеников;</text:p>
        </text:list-item>
        <text:list-item>
          <text:p text:style-name="P466">поддерживать внимание учеников;</text:p>
        </text:list-item>
        <text:list-item>
          <text:p text:style-name="P466"><text:soft-page-break/>ставить на первое место умственную активность (обсуждение, вопросы, лекции);</text:p>
        </text:list-item>
        <text:list-item>
          <text:p text:style-name="P467">четко обрисовывать картину того, что надо учить;</text:p>
        </text:list-item>
        <text:list-item>
          <text:p text:style-name="P46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6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56">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57">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58">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59">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60">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61">и</text:span>ть объекти<text:span text:style-name="T162">в</text:span>ные нормы прав<text:span text:style-name="T162">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63">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64">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182292786403496888" text:style-name="L20">
        <text:list-item>
          <text:p text:style-name="P468">хранить секрет;</text:p>
        </text:list-item>
        <text:list-item>
          <text:p text:style-name="P468">забывать обиду;</text:p>
        </text:list-item>
        <text:list-item>
          <text:p text:style-name="P46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65">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623353841085674389" text:style-name="L21">
        <text:list-item>
          <text:p text:style-name="P469">с чего начинается плохое и хорошее поведение?</text:p>
        </text:list-item>
        <text:list-item>
          <text:p text:style-name="P46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66">Беда человека кроется в любви к самому себе.</text:span></text:p>
      <text:p text:style-name="P198"/>
      <text:p text:style-name="P199"><text:tab/><text:span text:style-name="T9">Бедность и мир.</text:span> <text:span text:style-name="T167">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52910973990865245" text:style-name="L22">
        <text:list-item>
          <text:p text:style-name="P470">Объективная теория этики: добродетель объективна (теория Платона), следовательно, ее невозможно определить.</text:p>
        </text:list-item>
        <text:list-item>
          <text:p text:style-name="P47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7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7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68">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69">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70">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71">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72">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73">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74">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75">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76">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77">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78">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79">ться</text:span> или бежать, выиграть или проиграть и <text:s/>всегда будь готов посмеяться над всем, принимай все, что бы ни случилось. <text:span text:style-name="T179">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80">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81">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82">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83">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84"><text:tab/></text:span><text:span text:style-name="T27">Надо управлять противоборством.</text:span><text:span text:style-name="T184"> Никто не сможет обидеть вас, пока вы не позволите это следать.</text:span></text:p>
      <text:p text:style-name="P241"/>
      <text:p text:style-name="P241"><text:span text:style-name="T185"><text:tab/></text:span><text:span text:style-name="T28">Не поддавайтесь иллюзии. </text:span><text:span text:style-name="T185">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86">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87">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88">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89">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90">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90">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91">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535625517557193640" text:style-name="L23">
        <text:list-item>
          <text:p text:style-name="P474">что наступает после того, как ты одержал победу?</text:p>
        </text:list-item>
        <text:list-item>
          <text:p text:style-name="P474">почему люди так высоко ценят победу?</text:p>
        </text:list-item>
        <text:list-item>
          <text:p text:style-name="P474">что есть «слава»?</text:p>
        </text:list-item>
        <text:list-item>
          <text:p text:style-name="P47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92">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93"><text:tab/></text:span><text:span text:style-name="T30">Болезнь философии. </text:span><text:span text:style-name="T193">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94"><text:tab/></text:span><text:span text:style-name="T31">Философия часто стремится сделать из реальности проблему. </text:span><text:span text:style-name="T194">В жизни</text:span> <text:span text:style-name="T194">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95">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96">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781503674188017704" text:style-name="L24">
        <text:list-item>
          <text:p text:style-name="P475">необходимо, чтобы работа им подходила;</text:p>
        </text:list-item>
        <text:list-item>
          <text:p text:style-name="P475">необходимо не работать слишком много;</text:p>
        </text:list-item>
        <text:list-item>
          <text:p text:style-name="P47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97">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98">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99">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200">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201">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202">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203">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204">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205">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206"><text:tab/></text:span><text:span text:style-name="T36">Необходимо справедливо делить прибыль. </text:span><text:span text:style-name="T206">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207"><text:tab/></text:span><text:span text:style-name="T35">Удача не может длиться вечно.</text:span><text:span text:style-name="T207">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208"><text:tab/></text:span><text:span text:style-name="T34">Деньги — это далько не все в жизни.</text:span><text:span text:style-name="T208">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209"><text:tab/></text:span><text:span text:style-name="T33">Важно получать удовольствие от работы.</text:span><text:span text:style-name="T209">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210">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211">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212">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58699871993178765" text:style-name="L25">
        <text:list-item>
          <text:p text:style-name="P476">желание победы;</text:p>
        </text:list-item>
        <text:list-item>
          <text:p text:style-name="P476">желание прибегать к техническим уловкам;</text:p>
        </text:list-item>
        <text:list-item>
          <text:p text:style-name="P476">желание выставлять напоказ свои знания;</text:p>
        </text:list-item>
        <text:list-item>
          <text:p text:style-name="P476">желание держать противника в страхе;</text:p>
        </text:list-item>
        <text:list-item>
          <text:p text:style-name="P476">желание играть пассивную роль;</text:p>
        </text:list-item>
        <text:list-item>
          <text:p text:style-name="P47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213">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214">р</text:span>осить и давать советы. <text:span text:style-name="T215">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16">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17">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18">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4586055630259998539" text:style-name="L26">
        <text:list-item>
          <text:p text:style-name="P477">индивидуальный подход, а не пустое воспроизведение;</text:p>
        </text:list-item>
        <text:list-item>
          <text:p text:style-name="P477">краткость, а не громоздкость;</text:p>
        </text:list-item>
        <text:list-item>
          <text:p text:style-name="P477">ясность, а не непонятность;</text:p>
        </text:list-item>
        <text:list-item>
          <text:p text:style-name="P47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19">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20">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21">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22">чувству</text:span>» <text:span text:style-name="T222">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23">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24">—</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25">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26">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27">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27">—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27">—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27">— </text:span>богиня милосердия, которую иногда изображают с тысячью рук, в каждой из которых она держит по какому-нибудь инструменту. <text:span text:style-name="T228">Если она решит, например, применить копье, то не будет пользы не от одной другой руки (999). И только потому, что её никогда в </text:span><text:soft-page-break/><text:span text:style-name="T228">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29">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29">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909458251610191093" text:style-name="L27">
        <text:list-item>
          <text:p text:style-name="P478">Сначала, надо ясно увидеть, что не так,</text:p>
        </text:list-item>
        <text:list-item>
          <text:p text:style-name="P478">Затем принять решение о необходимости исправления этого.</text:p>
        </text:list-item>
        <text:list-item>
          <text:p text:style-name="P478">Теперь необходимо действовать.</text:p>
        </text:list-item>
        <text:list-item>
          <text:p text:style-name="P478">Говорить надо так, чтобы было понятно, что вы хотите это исправить.</text:p>
        </text:list-item>
        <text:list-item>
          <text:p text:style-name="P478">Средства к жизни не должны противоречить терапии.</text:p>
        </text:list-item>
        <text:list-item>
          <text:p text:style-name="P478">Терапия должна продвигаться с «неослабевающей скоростью», <text:s/>с предельной скоростью, которую можно выдержать.</text:p>
        </text:list-item>
        <text:list-item>
          <text:p text:style-name="P478">Необходимо думать и чувствовать это постоянно.</text:p>
        </text:list-item>
        <text:list-item>
          <text:p text:style-name="P478">Надо научиться глубоко размышлять.</text:p>
          <text:p text:style-name="P478">Или</text:p>
        </text:list-item>
        <text:list-item>
          <text:p text:style-name="P478">Правильные взляды (или понимание).</text:p>
        </text:list-item>
        <text:list-item>
          <text:p text:style-name="P478">Правильная цель (или стремление).</text:p>
        </text:list-item>
        <text:list-item>
          <text:p text:style-name="P478"><text:soft-page-break/>Правильная речь.</text:p>
        </text:list-item>
        <text:list-item>
          <text:p text:style-name="P478">Правильное поведение.</text:p>
        </text:list-item>
        <text:list-item>
          <text:p text:style-name="P478">Правильные средства жизни (или призвание).</text:p>
        </text:list-item>
        <text:list-item>
          <text:p text:style-name="P478">Правильное усилие.</text:p>
        </text:list-item>
        <text:list-item>
          <text:p text:style-name="P478">Правильная осведомленность и контроль разумом.</text:p>
        </text:list-item>
        <text:list-item>
          <text:p text:style-name="P478">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30">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30">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31">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32">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29"><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29"/>
      <text:p text:style-name="P430"><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30"/>
      <text:p text:style-name="P431"><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31"/>
      <text:p text:style-name="P431"><text:tab/><text:span text:style-name="T46">О состоянии свободы. </text:span><text:span text:style-name="T233">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31"/>
      <text:p text:style-name="P431"><text:tab/><text:span text:style-name="T45">Об освобождении. </text:span><text:span text:style-name="T234">Чтобы освободиться, надо внимательно наблюдать за тем, что ты обычно делаешь. Не осуждай и не одобряй, а просто наблюдай.</text:span></text:p>
      <text:p text:style-name="P431"/>
      <text:p text:style-name="P431"><text:tab/><text:span text:style-name="T44">Выражать себя свободно. </text:span><text:span text:style-name="T235">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31"/>
      <text:p text:style-name="P431"><text:tab/><text:span text:style-name="T44">То, что ограничивает свободу</text:span><text:span text:style-name="T235">. Не может быть свободы, если человек окружен:</text:span></text:p>
      <text:list xml:id="list850515921512718987" text:style-name="L28">
        <text:list-item>
          <text:p text:style-name="P479">эгоизмом;</text:p>
        </text:list-item>
        <text:list-item>
          <text:p text:style-name="P479">стеной дисциплины.</text:p>
        </text:list-item>
      </text:list>
      <text:p text:style-name="P432"/>
      <text:p text:style-name="P432"><text:tab/><text:span text:style-name="T9">Взаимоотношения свободы и чувствительности.</text:span> Огромная свобода = огромной чувствительности.</text:p>
      <text:p text:style-name="P432"/>
      <text:p text:style-name="P432"><text:tab/><text:span text:style-name="T43">Пойми эту свободу.</text:span><text:span text:style-name="T236"> Свобода от следования каким-либо направлениям.</text:span></text:p>
      <text:p text:style-name="P432"/>
      <text:p text:style-name="P432"><text:soft-page-break/><text:tab/><text:span text:style-name="T42">Самовыражение человека должно быть свободным.</text:span><text:span text:style-name="T237">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32"/>
      <text:p text:style-name="P432"><text:tab/><text:span text:style-name="T42">Три ключа.</text:span><text:span text:style-name="T237"> Простота. Ясность. Свобода.</text:span></text:p>
      <text:p text:style-name="P432"/>
      <text:p text:style-name="P432"><text:tab/><text:span text:style-name="T41">У свободы нет прошлого.</text:span><text:span text:style-name="T238"> Чтобы выражать себя свободно, необходимо отказаться от всего, что связывает тебя с прошлым.</text:span></text:p>
      <text:p text:style-name="P432"/>
      <text:p text:style-name="P432"><text:tab/><text:span text:style-name="T41">Вне пределов того, что правильно и неправильно.</text:span><text:span text:style-name="T238"> Нельзя делать что-либо правильно и неправильно, когда есть свобода.</text:span></text:p>
      <text:p text:style-name="P432"/>
      <text:p text:style-name="P432"><text:tab/><text:span text:style-name="T41">Свобода и ум.</text:span><text:span text:style-name="T238"> Настоящая свобода является результатом деятельности ума.</text:span></text:p>
      <text:p text:style-name="P432"/>
      <text:p text:style-name="P432"><text:tab/><text:span text:style-name="T41">Свобода — это самопознание.</text:span><text:span text:style-name="T238"> Свобода лежит в том, чтобы узнавать себя каждую минуту.</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3"/>
      <text:p text:style-name="P434"><text:soft-page-break/>Часть 7</text:p>
      <text:p text:style-name="P434">Процесс становления</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text:soft-page-break/>Самореализация</text:p>
      <text:p text:style-name="P435"/>
      <text:p text:style-name="P436"><text:tab/><text:span text:style-name="T9">Посредственный художник (конформист).</text:span><text:span text:style-name="T263">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36"/>
      <text:p text:style-name="P436"><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36"/>
      <text:p text:style-name="P437"><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37"/>
      <text:p text:style-name="P437"><text:tab/><text:span text:style-name="T69">Не ищите образец для подражания среди успешных людей.</text:span><text:span text:style-name="T239">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37"/>
      <text:p text:style-name="P437"><text:tab/><text:span text:style-name="T68">Необходимо быть настоящим.</text:span><text:span text:style-name="T240">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37"/>
      <text:p text:style-name="P437"><text:tab/><text:span text:style-name="T67">Выполняйте свое предназначение в жизни.</text:span><text:span text:style-name="T241">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37"/>
      <text:p text:style-name="P437"><text:tab/><text:span text:style-name="T66">Многие из нас воспринимают себя как средство в руках других людей. </text:span><text:span text:style-name="T242">У все есть огромное желание видеть себя в качестве средств для достижения цели в </text:span><text:soft-page-break/><text:span text:style-name="T242">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37"/>
      <text:p text:style-name="P437"><text:tab/><text:span text:style-name="T65">Самореализация — это высшая ступень развития человека. </text:span><text:span text:style-name="T243">Самая высшая ступень, которой может достичь человек, это добраться до центра, до своей сути.</text:span></text:p>
      <text:p text:style-name="P437"/>
      <text:p text:style-name="P437"><text:tab/><text:span text:style-name="T64">Стремитесь быть лучше. </text:span><text:span text:style-name="T244">Каждый должен стремиться быть лучше. Границей является Небо.</text:span></text:p>
      <text:p text:style-name="P437"/>
      <text:p text:style-name="P437"><text:tab/><text:span text:style-name="T63">Надо найти свой Путь. </text:span><text:span text:style-name="T245">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37"/>
      <text:p text:style-name="P437"><text:tab/><text:span text:style-name="T62">О свете внутри человека.</text:span><text:span text:style-name="T246"> Несмотря ни на что, надо дать внутреннему свету вывести вас из темноты.</text:span></text:p>
      <text:p text:style-name="P437"/>
      <text:p text:style-name="P437"><text:tab/><text:span text:style-name="T61">Невежество слепо. </text:span><text:span text:style-name="T247">Те, кто ничего не знает, идут в темноте. Они никогда не увидят свет.</text:span></text:p>
      <text:p text:style-name="P437"><text:tab/></text:p>
      <text:p text:style-name="P437"><text:tab/><text:span text:style-name="T60">Процесс саморазвития.</text:span><text:span text:style-name="T248">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37"/>
      <text:p text:style-name="P437"><text:tab/><text:span text:style-name="T59">Утверждение самореализации.</text:span><text:span text:style-name="T249"> Я есть то, что я есть здесь и сейчас.</text:span></text:p>
      <text:p text:style-name="P437"/>
      <text:p text:style-name="P437"><text:tab/><text:span text:style-name="T58">Самореализация и самореализация ради создания имиджа.</text:span><text:span text:style-name="T250">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37"/>
      <text:p text:style-name="P437"><text:tab/><text:span text:style-name="T57">Бесполезно поддерживать фасад.</text:span><text:span text:style-name="T251"> Бесполезно поддерживать фасад, то есть внешне делать одно, а чувствовать при этои совершенно другое. Быть самим </text:span><text:soft-page-break/><text:span text:style-name="T251">собой помогает выстраивать настоящие отношения. Принятие себя таким, какой ты есть, помогает вносить измения.</text:span></text:p>
      <text:p text:style-name="P437"/>
      <text:p text:style-name="P437"><text:tab/><text:span text:style-name="T57">Человек, посвящающий себя самореализации, — настоящий человек. </text:span><text:span text:style-name="T251">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37"/>
      <text:p text:style-name="P437"><text:tab/><text:span text:style-name="T252">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37"/>
      <text:p text:style-name="P437"><text:tab/><text:span text:style-name="T56">Впитайте в себя то, что полезно.</text:span><text:span text:style-name="T253"> Анализируйте свой опыт и впитывайте то, что полезно; отвергайте то, что бесполезно, и добавляйте то, что является непосредственно вашим.</text:span></text:p>
      <text:p text:style-name="P437"/>
      <text:p text:style-name="P437"><text:tab/><text:span text:style-name="T55">Настоящий индивидуализм кроется в самодостаточности.</text:span><text:span text:style-name="T254">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37"/>
      <text:p text:style-name="P437"><text:tab/><text:span text:style-name="T54">Человек, который самреализовался, ищет свободу и чистоту. </text:span><text:span text:style-name="T255">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37"/>
      <text:p text:style-name="P437"><text:tab/><text:span text:style-name="T53">Чтобы самореализовываться, необходимо уметь слушать.</text:span><text:span text:style-name="T256">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37"/>
      <text:p text:style-name="P437"><text:tab/><text:span text:style-name="T52">Самый трудный путь — это путь самореализации.</text:span><text:span text:style-name="T257">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37"/>
      <text:p text:style-name="P437"><text:tab/><text:span text:style-name="T51">Самореализация — это просветление.</text:span><text:span text:style-name="T258"> Сатори заключается в пробуждении от сна. Пробуждение, самореализация, способность видеть свою сущность — все это синонимы.</text:span></text:p>
      <text:p text:style-name="P437"/>
      <text:p text:style-name="P437"><text:soft-page-break/><text:tab/><text:span text:style-name="T50">Путешествие в поисках духовного начала совершается в одиночку. </text:span><text:span text:style-name="T259">Каждый человек должен реализовывать себя. Ни один учитель не может дать этого.</text:span></text:p>
      <text:p text:style-name="P437"/>
      <text:p text:style-name="P437"><text:tab/><text:span text:style-name="T49">Имидж создает зависимость.</text:span><text:span text:style-name="T260"> Если человек отрекается от своей сущности и реализовывает предстваление о себе, то он становится целью и зависит от нее.ы</text:span></text:p>
      <text:p text:style-name="P437"/>
      <text:p text:style-name="P437"><text:tab/><text:span text:style-name="T48">На игру в представления о себе растрачивается ценная энергия.</text:span><text:span text:style-name="T261">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37"/>
      <text:p text:style-name="P437"><text:tab/><text:span text:style-name="T47">Будьте всегда наготове, ставьте вопросы и ищите на них ответы.</text:span><text:span text:style-name="T262"> Важно быть всегда наготове, ставить вопросы и искать на них ответы. Вот в этом случае будет проявляться инициатива человека.</text:span></text:p>
      <text:p text:style-name="P437"/>
      <text:p text:style-name="P437"><text:tab/></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81"><text:soft-page-break/>Помощь себе</text:p>
      <text:p text:style-name="P481"/>
      <text:p text:style-name="P482"><text:tab/><text:span text:style-name="T9">Возможна только помощь самому себе.</text:span> Мой личный опыт и страстное желание учиться помогли сделать мне открытие, что самую большую помощь человек оказывает себе сам. То есть не может быть другого вида помощи, кроме как помощь самому себе. Это значит делать все, что от тебя зависит, полностью отдаваясь этому делу, причем у этого процесса нет конца, он постоянно развивается.</text:p>
      <text:p text:style-name="P482"/>
      <text:p text:style-name="P482"><text:tab/><text:span text:style-name="T76">Не бойтесь делать ошибки.</text:span><text:span text:style-name="T264"> Ошибки всегда простительны, если у человека есть смелость признать их.</text:span></text:p>
      <text:p text:style-name="P482"/>
      <text:p text:style-name="P482"><text:tab/><text:span text:style-name="T76">Не может быть внешней помощи.</text:span><text:span text:style-name="T264"> Проблема заключается в том, что люди попросят других разрешить их собственную проблему, вместо того чтобы сделать это самому. Я могу предложить вам десять тысяч способов, но это мои способы, а не ваши. На поставленные вопросы может ответить только сам человек, и ничего не будет достигнуто, если просто сидеть и слушать чужие способы разрешения проблемы.</text:span></text:p>
      <text:p text:style-name="P482"/>
      <text:p text:style-name="P482"><text:tab/><text:span text:style-name="T76">Средство от избавления страданий лежит внутри самого человека.</text:span><text:span text:style-name="T264"> С самого начала средство от страданий лежало внутри меня самого, но я им не пользовался. Болезнь возникла во мне, но я не замечал ее до этого момента. Сейчас я вижу, что никогда не выйду на свет, пока, подобно свече, не стану своим собственным светом.</text:span></text:p>
      <text:p text:style-name="P482"/>
      <text:p text:style-name="P482"><text:tab/><text:span text:style-name="T76">Помогать себе можно по-разному. </text:span><text:span text:style-name="T264">Помогать себе можно по-разному: каждый день делать открытия, просто за всем подряд наблюдая: быть честным с самим собой, делать все, что от тебя зависит, что-то вроде упорной полной самоотдачи; и, прежде всего, понять, что нет пределов этому, так как жизнь представляет собой процесс развития.</text:span></text:p>
      <text:p text:style-name="P482"/>
      <text:p text:style-name="P482"><text:tab/><text:span text:style-name="T75">Ключ к освобождению лежит внутри человека.</text:span><text:span text:style-name="T265"> Каждый человек ограничивает себя в движении, и этими оковами являются невежество, лень, страх и большое внимание к своей личности. Человек должен освободиться и принять тот факт, что мы все — люди этого мира, а значит, «летом мы потеем, а зимой мерзнем».</text:span></text:p>
      <text:p text:style-name="P482"><text:tab/></text:p>
      <text:p text:style-name="P482"><text:tab/><text:span text:style-name="T74">Уверенность в самом себе.</text:span><text:span text:style-name="T266"> Уверенность в самом себе — это значит понять, в чем нуждаешься, свою квалификацию.</text:span></text:p>
      <text:p text:style-name="P482"/>
      <text:p text:style-name="P482"><text:tab/><text:span text:style-name="T73">Завоевать себя.</text:span><text:span text:style-name="T267"> Человек рожден для того, чтобы достичь великого, если у него есть сила завоевать себя. Видеть себя — значит ясно понимать, что правильно.</text:span></text:p>
      <text:p text:style-name="P482"/>
      <text:p text:style-name="P482"><text:tab/><text:span text:style-name="T72">Надо доводить все до конца.</text:span><text:span text:style-name="T268"> Мы несем на себе груз прошлого до тех, пор пока НЕ ДОВЕДЕМ ВСЕ ДО КОНЦА.</text:span></text:p>
      <text:p text:style-name="P482"><text:soft-page-break/></text:p>
      <text:p text:style-name="P482"><text:tab/><text:span text:style-name="T71">Самую великую победу человек может одержать над самим собой. </text:span><text:span text:style-name="T269">Самой великой победой является победа над самим собой. Могуч тот, кто завоевывает себя.</text:span></text:p>
      <text:p text:style-name="P482"/>
      <text:p text:style-name="P482"><text:tab/><text:span text:style-name="T70">Изучайте свою природу, чтобы быть способными управлять ею. </text:span><text:span text:style-name="T270">Чтобы быть способным управлять собой, необходимо принять себя таким, какой я есть, и не идти против своей природы. Каждый должен думать сам. Правильный путь большого человека может не подойти маленькому человеку. То, что правильно для того, кто делает все медленно, не подойдет тому, кто делает все быстро. Каждый человек должен знать свои сильные и слабые стороны.</text:span></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482"/>
      <text:p text:style-name="P483">Самопознание</text:p>
      <text:p text:style-name="P483"/>
      <text:p text:style-name="P484"><text:tab/><text:span text:style-name="T9">Познавайте себя.</text:span> Не думайте, что это поздно! Познавайте себя!</text:p>
      <text:p text:style-name="P484"/>
      <text:p text:style-name="P485"><text:tab/><text:span text:style-name="T9">Ищите ответ внутри себя.</text:span> Вместо того чтобы устанавливать строгие правила, необходимо заглядывать в себя и искать там, причину своих проблем и невежества. В итоге любое знание означает самопознание. Надо искать истину самому и все испытывать самому каждую минуту.</text:p>
      <text:p text:style-name="P485"/>
      <text:p text:style-name="P485"><text:tab/><text:span text:style-name="T9">Самопознание происходит при помощи других людей. </text:span>Узнавать себя — это значит изучать себя в совместном действии с другими людьми. Взаимоотношения — это процесс раскрытия себя. Взаимоотношения с другими людьми — это зеркало, к котором вы раскрываете себя, так как быть — это значит взаимодействововать с людьми.</text:p>
      <text:p text:style-name="P485"/>
      <text:p text:style-name="P485"><text:tab/><text:span text:style-name="T85">Особождающее свойство самопознания.</text:span><text:span text:style-name="T271"> Когда смотришь на свою собственную жизнь раскрытыми глазами, увеличивается знание о самом себе (другими словами, ваши умственные и псизические способности раскроются вам). Также поймете, что знание о том, что вокруг вас, очень поверхностно. Чтобы исправить это, у самопознания есть свойство приносить освобождение.</text:span></text:p>
      <text:p text:style-name="P485"/>
      <text:p text:style-name="P485"><text:tab/><text:span text:style-name="T84">Что хуже всего для человека. </text:span><text:span text:style-name="T272">Хуже всего для человека — это не знать самого себя. Когда я только приехал, то снимался в телевизионной версии «Зеленого шершня» в 1965 году. Когда я оглядывался вокруг, то видел очень много людей. А когда смотрел на себя, то видел только робота. Все потому, что я не был собой и пытался воспроизводить несущественные способы обороны. Несущественные приемы: как повернуть руку, как сделать движения — но я никогда не спрашивал себя, а как бы сделал Брюс Ли. Словом, если бы такое произошло со мной?</text:span></text:p>
      <text:p text:style-name="P485"/>
      <text:p text:style-name="P485"><text:tab/><text:span text:style-name="T83">Критиковать других легче, чем понять себя. </text:span><text:span text:style-name="T273">Легко критиковать других, но для того чтобы узнать, требуется, возможно, целая жизнь. Принимать на себя ответственность за свои поступки, хорошие и плохие, это нечто другое. Кроме того, все знание означает самопознание.</text:span></text:p>
      <text:p text:style-name="P485"/>
      <text:p text:style-name="P485"><text:tab/><text:span text:style-name="T83">Непрекращающийся процесс избавления от всего наносного.</text:span><text:span text:style-name="T273"> Кажется, что всю свою жизнь я занимаюсь самоанализом, так как день за днем, понемного, избавляюсь от всего наносного, что есть во мне. Чем больше я изучаю себя, тем проще мне становится делать это. Но все больше и больше возникает вопросов. А также <text:s/>все отчетливее и отчетливее я вижу: это не вопрос развития, то есть что было развито, а вопрос раскрытия того, что я забыл сделать. Однако жто всегда находилось внутри нас, и никогда не было утеряно или искажено, но мы это неправильно использовали.</text:span></text:p>
      <text:p text:style-name="P485"/>
      <text:p text:style-name="P485"><text:soft-page-break/><text:tab/><text:span text:style-name="T77">Необходимо ставить вопросы. </text:span><text:span text:style-name="T274">Я знаю, что все считают, что мы являемся разумными существами. Но мне интересно, сколько людей задавали себе вопросы относительно всех этих известных фактов и истин, которые нам впихиваются в голову, как только мы приобретаем способность запоминать что-либо.</text:span></text:p>
      <text:p text:style-name="P485"/>
      <text:p text:style-name="P485"><text:tab/><text:span text:style-name="T78">Надо учиться видеть по-настоящему.</text:span><text:span text:style-name="T275"> У нас есть два глаза, но многие из нас не видят в буквальном смысле этого слова. Должен сказать, что когда глазами наблюдают за своими неизбежными ошибками, то очень быстро выносят приговор. Способность видеть по-настоящему, в смысле осознания всего подряд, помогает делать открытия, а открытие — это одно из средств раскрытия нашего потенциала.</text:span></text:p>
      <text:p text:style-name="P485"/>
      <text:p text:style-name="P485"><text:tab/><text:span text:style-name="T79">Ищите причину негодования. </text:span><text:span text:style-name="T276">Если вам трудно с кем-либо общаться, надо найти этому причину. Если чувствуете вину, найдите причину этому, затем выразите это, очень четко сформулируйте свое требования.</text:span></text:p>
      <text:p text:style-name="P485"/>
      <text:p text:style-name="P485"><text:tab/><text:span text:style-name="T80">Самопознание ведет к свободе.</text:span><text:span text:style-name="T277"> Свобода лежит в том, чтобы понимать себя раз за разом.</text:span></text:p>
      <text:p text:style-name="P485"/>
      <text:p text:style-name="P485"><text:tab/><text:span text:style-name="T277">Заботьтесь о душе. Погоня за удовольствиями беспокоит человека. Любовь к роскоши развращает человека. Поэтому мудрец заботится о душе, а не о внешности.</text:span></text:p>
      <text:p text:style-name="P485"/>
      <text:p text:style-name="P485"><text:tab/><text:span text:style-name="T80">Самопознание и разум.</text:span><text:span text:style-name="T277"> Разумное действие заключается в том, чтобы познавать себя.</text:span></text:p>
      <text:p text:style-name="P485"/>
      <text:p text:style-name="P485"><text:tab/><text:span text:style-name="T81">Осознание и робот.</text:span><text:span text:style-name="T278"> Надо знать себя, а не быть скучным роботом.</text:span></text:p>
      <text:p text:style-name="P485"/>
      <text:p text:style-name="P485"><text:tab/><text:span text:style-name="T81">Трансцендентность.</text:span><text:span text:style-name="T278"> Я перешел от самореализации ради имиджа к самореализации, перестал слепо следовать пропаганде, непреложным истинам и т. д. Я стараюсь искать причину своего невежества.</text:span></text:p>
      <text:p text:style-name="P485"/>
      <text:p text:style-name="P485"><text:tab/><text:span text:style-name="T81">Уважение людей и самоуважение.</text:span><text:span text:style-name="T278"> Что лучше уважение людей или самоуважения? Что лучше ценить вещи или ценить себя? Что хуже иметь больше или иметь меньше? Чем больше ты имеешь, тем больше можешь потерять. Чем больше ценишь вещи, тем меньше ценишь себя. Чем больше зависишь от мнения людей, тем менее ты самодостаточен.</text:span></text:p>
      <text:p text:style-name="P485"/>
      <text:p text:style-name="P485"><text:tab/><text:span text:style-name="T81">Самопознание — это настоящее мастерство. </text:span><text:span text:style-name="T278">Настоящее мастерство выше любого искусства. Оно происходит от совершенного владения собой, то есть развитой посредством самодисциплины способности быть спокойным, полностью осведомленным и в полном согласии с самим собой и окружающим миром. Только тогда человек может познать себя.</text:span></text:p>
      <text:p text:style-name="P485"/>
      <text:p text:style-name="P485"><text:tab/><text:span text:style-name="T82">Самопознание — это цель жизни.</text:span><text:span text:style-name="T279"> Пока мы живем, мы должны раскрывать, понимать и выражать свою сущность.</text:span></text:p>
      <text:p text:style-name="P486"><text:soft-page-break/>Самовыражение</text:p>
      <text:p text:style-name="P486"/>
      <text:p text:style-name="P487"><text:tab/>Стремитесь к самовыражению. Стремитесь к самовыражению, а не просто функционируйте, повторяя вырбранную модуль поведения в жизни.</text:p>
      <text:p text:style-name="P487"><text:tab/></text:p>
      <text:p text:style-name="P487"><text:tab/>Значения самовыражения. Очень важно самовыражаться. Только самодостаточный человек может быть, один, а многим людям нужна толпа, за которой можно следовать и подражать.</text:p>
      <text:p text:style-name="P487"/>
      <text:p text:style-name="P487"><text:tab/>Выражайте то, что видите. Не надо просто повторять, а важно стараться передавать то, что видишь.</text:p>
      <text:p text:style-name="P487"/>
      <text:p text:style-name="P487"><text:tab/>Самовыражение помогает выстраивать настоящие отношения. Не надо быть ни таинственным, ни сложным, а простым и открытым. Когда человек открыт, это помогает ему выстривать настоящие отношения с людьми.</text:p>
      <text:p text:style-name="P487"/>
      <text:p text:style-name="P487"><text:tab/>По направлению к самовыражению. Единственный путь к самовыражению — это полностью, непосредственно, не откладывая выражать себя. Физически и умственно вы должны быть одним целым.</text:p>
      <text:p text:style-name="P487"/>
      <text:p text:style-name="P487"><text:tab/>Трудно быть честным в самовыражении. Быть честным в самовыражении, не лгать самому себе — это очень трудно сделать, мой друг.</text:p>
      <text:p text:style-name="P487"/>
      <text:p text:style-name="P487"><text:tab/><text:span text:style-name="T280">Самовыражение — это реакция на то, что есть. Когда человек не «выражает» себя, он не свободен. Поэтому он начинает бороться, а борьба является причиной рутины. Очень скоро, вместо того чтобы реагировать на то, что есть, человек выполняет рутинные дела.</text:span></text:p>
      <text:p text:style-name="P487"/>
      <text:p text:style-name="P48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20T11:32:18.595924032</dc:date>
    <meta:editing-duration>P1DT5H29M25S</meta:editing-duration>
    <meta:editing-cycles>645</meta:editing-cycles>
    <meta:generator>LibreOffice/5.1.6.2$Linux_X86_64 LibreOffice_project/10m0$Build-2</meta:generator>
    <meta:document-statistic meta:table-count="0" meta:image-count="0" meta:object-count="0" meta:page-count="126" meta:paragraph-count="1045" meta:word-count="27212" meta:character-count="189256" meta:non-whitespace-character-count="162013"/>
  </office:meta>
</office:document-meta>
</file>